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3000002C9EA6463433A8130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00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081cm" draw:marker-start-width="0.321cm" draw:marker-end-width="0.321cm" svg:stroke-opacity="50%" draw:fill="none" draw:textarea-horizontal-align="justify" draw:textarea-vertical-align="middle" draw:auto-grow-height="false" fo:min-height="7.29cm" fo:min-width="9.58cm" fo:padding-top="0.165cm" fo:padding-bottom="0.165cm" fo:padding-left="0.29cm" fo:padding-right="0.29cm"/>
    </style:style>
    <style:style style:name="gr5" style:family="graphic" style:parent-style-name="standard">
      <style:graphic-properties draw:stroke="dash" draw:stroke-dash="Fine_20_Dashed" svg:stroke-width="0.081cm" draw:marker-start-width="0.321cm" draw:marker-end-width="0.321cm" svg:stroke-opacity="50%" draw:fill="none" draw:textarea-horizontal-align="justify" draw:textarea-vertical-align="middle" draw:auto-grow-height="false" fo:min-height="1.194cm" fo:min-width="2.722cm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Fine_20_Dashed" svg:stroke-width="0.081cm" draw:marker-start-width="0.321cm" draw:marker-end-width="0.321cm" svg:stroke-opacity="50%" draw:fill="none" draw:textarea-horizontal-align="justify" draw:textarea-vertical-align="middle" draw:auto-grow-height="false" fo:min-height="2.464cm" fo:min-width="1.45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99ccff" draw:opacity="50%" draw:textarea-horizontal-align="left" draw:auto-grow-height="true" draw:auto-grow-width="true" fo:min-height="1.353cm" fo:min-width="1.759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99ccff" draw:opacity="50%"/>
      <style:paragraph-properties style:writing-mode="lr-tb"/>
      <style:text-properties style:font-name="Liberation Serif" fo:font-size="16pt" style:font-size-asian="16pt" style:font-size-complex="16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559cm" svg:height="10.122cm" svg:x="0.9cm" svg:y="1.419cm">
          <draw:image xlink:href="Pictures/1000020100000373000002C9EA6463433A8130AC.png" xlink:type="simple" xlink:show="embed" xlink:actuate="onLoad" loext:mime-type="image/png">
            <text:p/>
          </draw:image>
        </draw:frame>
        <draw:line draw:style-name="gr2" draw:text-style-name="P1" draw:layer="layout" svg:x1="11.582cm" svg:y1="3.924cm" svg:x2="11.582cm" svg:y2="1.384cm">
          <text:p/>
        </draw:line>
        <draw:line draw:style-name="gr2" draw:text-style-name="P1" draw:layer="layout" svg:x1="11.582cm" svg:y1="3.923cm" svg:x2="14.122cm" svg:y2="3.912cm">
          <text:p/>
        </draw:line>
        <draw:frame draw:style-name="gr3" draw:text-style-name="P2" draw:layer="layout" svg:width="0.903cm" svg:height="1.267cm" svg:x="14.108cm" svg:y="3.416cm">
          <draw:text-box>
            <text:p><text:span text:style-name="T1">x</text:span></text:p>
          </draw:text-box>
        </draw:frame>
        <draw:frame draw:style-name="gr3" draw:text-style-name="P2" draw:layer="layout" svg:width="0.903cm" svg:height="1.267cm" svg:x="11.314cm" svg:y="0.368cm">
          <draw:text-box>
            <text:p><text:span text:style-name="T1">y</text:span></text:p>
          </draw:text-box>
        </draw:frame>
        <draw:custom-shape draw:style-name="gr4" draw:text-style-name="P3" draw:layer="layout" svg:width="10.16cm" svg:height="7.62cm" svg:x="0.392cm" svg:y="3.6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302cm" svg:height="1.524cm" svg:x="6.996cm" svg:y="1.1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032cm" svg:height="2.794cm" svg:x="11.06cm" svg:y="4.93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259cm" svg:height="1.603cm" svg:x="0.9cm" svg:y="8.834cm">
          <draw:text-box>
            <text:p><text:span text:style-name="T2">Corner</text:span></text:p>
            <text:p><text:span text:style-name="T2">Station</text:span></text:p>
          </draw:text-box>
        </draw:frame>
        <draw:frame draw:style-name="gr7" draw:text-style-name="P4" draw:layer="layout" svg:width="2.259cm" svg:height="1.603cm" svg:x="4.483cm" svg:y="1.127cm">
          <draw:text-box>
            <text:p><text:span text:style-name="T2">End</text:span></text:p>
            <text:p><text:span text:style-name="T2">Station</text:span></text:p>
          </draw:text-box>
        </draw:frame>
        <draw:frame draw:style-name="gr7" draw:text-style-name="P4" draw:layer="layout" svg:width="2.259cm" svg:height="1.603cm" svg:x="13.092cm" svg:y="6.294cm">
          <draw:text-box>
            <text:p><text:span text:style-name="T2">End</text:span></text:p>
            <text:p><text:span text:style-name="T2">St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1T11:02:05.015747425</meta:creation-date>
    <dc:date>2020-05-11T11:08:26.715266606</dc:date>
    <meta:editing-duration>PT4M49S</meta:editing-duration>
    <meta:editing-cycles>2</meta:editing-cycles>
    <meta:generator>LibreOffice/6.4.1.2$Linux_X86_64 LibreOffice_project/40$Build-2</meta:generator>
    <meta:document-statistic meta:object-count="11"/>
  </office:meta>
</office:document-meta>
</file>